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List_20_Contents">
      <style:paragraph-properties fo:margin-top="0cm" fo:margin-bottom="0.499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 text:is-list-header="true"><text:a xlink:type="simple" xlink:href="http://www.fsf.org/licensing/licenses/gpl.html#TOC1" office:name="SEC1">GNU GENERAL PUBLIC LICENSE</text:a></text:h>
      <text:p text:style-name="Text_20_body">Version 2, June 1991 </text:p>
      <text:p text:style-name="Preformatted_20_Text">Copyright (C) 1989, 1991 Free Software Foundation, Inc. <text:s/></text:p>
      <text:p text:style-name="Preformatted_20_Text">51 Franklin St, Fifth Floor, Boston, MA <text:s/>02110-1301, USA</text:p>
      <text:p text:style-name="Preformatted_20_Text"/>
      <text:p text:style-name="Preformatted_20_Text">Everyone is permitted to copy and distribute verbatim copies</text:p>
      <text:p text:style-name="P1">of this license document, but changing it is not allowed.</text:p>
      <text:h text:style-name="Heading_20_3" text:outline-level="3" text:is-list-header="true"><text:a xlink:type="simple" xlink:href="http://www.fsf.org/licensing/licenses/gpl.html#TOC2" office:name="SEC2">Preamble</text:a></text:h>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h text:style-name="Heading_20_3" text:outline-level="3" text:is-list-header="true"><text:a xlink:type="simple" xlink:href="http://www.fsf.org/licensing/licenses/gpl.html#TOC3" office:name="SEC3">TERMS AND CONDITIONS FOR COPYING, DISTRIBUTION AND MODIFICATION</text:a></text:h>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P2"><text:span text:style-name="Strong_20_Emphasis">a)</text:span> You must cause the modified files to carry prominent notices stating that you changed the files and the date of any change. </text:p>
      <text:p text:style-name="P2"><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2"><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P2"><text:span text:style-name="Strong_20_Emphasis">a)</text:span> Accompany it with the complete corresponding machine-readable source code, which must be distributed under the terms of Sections 1 and 2 above on a medium customarily used for software interchange; or, </text:p>
      <text:p text:style-name="P2"><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2"><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h text:style-name="Heading_20_3" text:outline-level="3" text:is-list-header="true">END OF TERMS AND CONDITIONS</text:h>
      <text:h text:style-name="Heading_20_3" text:outline-level="3" text:is-list-header="true"><text:a xlink:type="simple" xlink:href="http://www.fsf.org/licensing/licenses/gpl.html#TOC4" office:name="SEC4">How to Apply These Terms to Your New Programs</text:a></text:h>
      <text:p text:style-name="Text_20_body">If you develop a new program, and you want it to be of the greatest possible use to the public, the best way to achieve this is to make it free software which everyone can redistribute and change under these terms. </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program's name and an idea of what it does.</text:span></text:p>
      <text:p text:style-name="Preformatted_20_Text">Copyright (C) <text:span text:style-name="Variable">yyyy</text:span> <text:s/><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text:s/>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1">Foundation, Inc., 51 Franklin Street, Fifth Floor, Boston, MA <text:s/>02110-1301, USA</text:p>
      <text:p text:style-name="Text_20_body">Also add information on how to contact you by electronic and paper mail. </text:p>
      <text:p text:style-name="Text_20_body">If the program is interactive, make it output a short notice like this when it starts in an interactive mode: </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ext:s/>This is free software, and you are welcome</text:p>
      <text:p text:style-name="Preformatted_20_Text">to redistribute it under certain conditions; type `show c' </text:p>
      <text:p text:style-name="P1">for details.</text:p>
      <text:p text:style-name="Text_20_body">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even be mouse-clicks or menu items--whatever suits your program. </text:p>
      <text:p text:style-name="Text_20_body">You should also get your employer (if you work as a programmer) or your school, if any, to sign a "copyright disclaimer" for the program, if necessary. Here is a sample; alter the names: </text:p>
      <text:p text:style-name="Preformatted_20_Text">Yoyodyne, Inc., hereby disclaims all copyright</text:p>
      <text:p text:style-name="Preformatted_20_Text">interest in the program `Gnomovision'</text:p>
      <text:p text:style-name="Preformatted_20_Text">(which makes passes at compilers) written </text:p>
      <text:p text:style-name="Preformatted_20_Text">by James Hacker.</text:p>
      <text:p text:style-name="Preformatted_20_Text"/>
      <text:p text:style-name="Preformatted_20_Text"><text:span text:style-name="Variable">signature of Ty Coon</text:span>, 1 April 1989</text:p>
      <text:p text:style-name="P1">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http://www.fsf.org/licensing/licenses/lgpl.html">GNU Lesser General Public License</text:a> instead of this Licens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Daniel Chandler</meta:initial-creator>
    <meta:creation-date>2006-12-04T17:11:54</meta:creation-date>
    <dc:creator>Daniel Chandler</dc:creator>
    <dc:date>2006-12-04T17:14:54</dc:date>
    <dc:language>en-AU</dc:language>
    <meta:editing-cycles>2</meta:editing-cycles>
    <meta:editing-duration>PT3M0S</meta:editing-duration>
    <meta:user-defined meta:name="Info 1"/>
    <meta:user-defined meta:name="Info 2"/>
    <meta:user-defined meta:name="Info 3"/>
    <meta:user-defined meta:name="Info 4"/>
    <meta:document-statistic meta:table-count="0" meta:image-count="0" meta:object-count="0" meta:page-count="6" meta:paragraph-count="80" meta:word-count="2979" meta:character-count="17521"/>
  </office:meta>
</office:document-meta>
</file>